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170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346cm" fo:min-width="0.717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3796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346cm" fo:min-width="0.717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4171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549cm" fo:min-width="1.00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3798" svg:stroke-width="0.019cm" svg:stroke-color="#000000" draw:marker-start-width="0.33cm" draw:marker-start-center="false" draw:marker-end-width="0.33cm" draw:marker-end-center="false" draw:fill="none" draw:fill-color="#ffffff" draw:auto-grow-width="true" draw:fit-to-contour="true" fo:min-height="0.346cm" fo:min-width="0.902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17cm" svg:height="0.346cm" svg:x="10.117cm" svg:y="15.981cm">
            <draw:text-box>
              <text:p text:style-name="P1"><text:span text:style-name="T1">5 cm</text:span></text:p>
            </draw:text-box>
          </draw:frame>
          <draw:frame draw:style-name="gr2" draw:text-style-name="P2" draw:layer="layout" svg:width="0.717cm" svg:height="0.346cm" draw:transform="rotate (1.21858888374244) translate (9.094cm 14.96cm)">
            <draw:text-box>
              <text:p text:style-name="P1"><text:span text:style-name="T1">7 cm</text:span></text:p>
            </draw:text-box>
          </draw:frame>
          <draw:frame draw:style-name="gr3" draw:text-style-name="P2" draw:layer="layout" svg:width="1.008cm" svg:height="0.549cm" draw:transform="rotate (1.5707963267949) translate (10.105cm 14.833cm)">
            <draw:text-box>
              <text:p text:style-name="P1"><text:span text:style-name="T1">6,5 cm</text:span></text:p>
            </draw:text-box>
          </draw:frame>
          <draw:path draw:style-name="gr4" draw:text-style-name="P3" draw:layer="layout" svg:width="0.809cm" svg:height="2.336cm" svg:x="9.085cm" svg:y="13.609cm" svg:viewBox="0 0 810 2337" svg:d="M0 2337c16-67 41-129 74-187s60-122 88-187 64-120 92-187 65-120 76-187 30-134 49-199c23-71 48-143 76-212s44-136 62-203 53-128 62-201 54-127 63-201c7-65 19-127 37-192s49-122 69-187 49-127 62-194">
            <text:p/>
          </draw:path>
          <draw:path draw:style-name="gr4" draw:text-style-name="P3" draw:layer="layout" svg:width="2.396cm" svg:height="0.036cm" svg:x="9.895cm" svg:y="13.602cm" svg:viewBox="0 0 2397 37" svg:d="M0 15c69-2 138 0 206-5 62-7 129 0 193-7s128 0 194 0 135-2 204 0 133 3 200 7 128 0 194 5 144 4 217 5 141 6 211 7 129 8 194 8 138-6 205 0 129-6 192-8 125 0 187-12">
            <text:p/>
          </draw:path>
          <draw:path draw:style-name="gr4" draw:text-style-name="P3" draw:layer="layout" svg:width="2.423cm" svg:height="0.013cm" svg:x="9.078cm" svg:y="15.932cm" svg:viewBox="0 0 2424 14" svg:d="M0 14c92-2 183 0 275 0 72 0 145 0 217 0 67 0 132 0 199 0s129 0 194 0c71 0 142 0 212 0 80 0 157 0 237 0 86 0 174 0 261 0 72 0 146-3 218 0s145-9 219-7c65 5 132 0 199 0s124 5 187-7h6">
            <text:p/>
          </draw:path>
          <draw:path draw:style-name="gr4" draw:text-style-name="P3" draw:layer="layout" svg:width="0.777cm" svg:height="2.304cm" svg:x="11.514cm" svg:y="13.622cm" svg:viewBox="0 0 778 2305" svg:d="M778 0c0 72-48 125-74 187s-78 118-80 187-14 134-44 194-61 125-76 194c-12 64-47 122-67 185s-42 136-70 201c-25 57-32 126-55 186s-46 123-56 186-46 126-69 187-74 117-74 187-48 122-57 187-56 120-56 187v37">
            <text:p/>
          </draw:path>
          <draw:path draw:style-name="gr4" draw:text-style-name="P3" draw:layer="layout" svg:width="0.056cm" svg:height="2.352cm" svg:x="10.454cm" svg:y="13.592cm" svg:viewBox="0 0 57 2353" svg:d="M25 0c-4 64 14 145 11 208s-6 131-20 192-2 126-7 187c-3 67 14 134 7 201s16 136 0 205c-15 64-7 127-14 192s5 126 0 187 7 129 7 194 19 133 12 200 15 123 7 187 13 135 8 204v66l10 59 11 71">
            <text:p/>
          </draw:path>
          <draw:path draw:style-name="gr4" draw:text-style-name="P3" draw:layer="layout" svg:width="3.206cm" svg:height="2.304cm" svg:x="9.08cm" svg:y="13.639cm" svg:viewBox="0 0 3207 2305" svg:d="M0 2305c131-5 182-127 291-180 97-44 224-54 282-148 64-106 163-157 254-217s194-113 282-180 186-141 283-206 181-148 293-197c104-48 190-117 271-209 74-83 182-134 282-187 115-58 203-155 302-236 90-74 185-145 282-217s187-136 282-205l85-104 18-19">
            <text:p/>
          </draw:path>
          <draw:frame draw:style-name="gr5" draw:text-style-name="P2" draw:layer="layout" svg:width="0.902cm" svg:height="0.346cm" draw:transform="rotate (0.629889327044754) translate (10.777cm 14.364cm)">
            <draw:text-box>
              <text:p text:style-name="P1"><text:span text:style-name="T1">10 cm</text:span></text:p>
            </draw:text-box>
          </draw:frame>
          <draw:path draw:style-name="gr6" draw:text-style-name="P3" draw:layer="layout" svg:width="0.202cm" svg:height="0.196cm" svg:x="10.486cm" svg:y="13.602cm" svg:viewBox="0 0 203 197" svg:d="M0 196c122 0 178-18 178 0s25-196 25-196">
            <text:p/>
          </draw:path>
          <draw:path draw:style-name="gr6" draw:text-style-name="P3" draw:layer="layout" svg:width="0.211cm" svg:height="0.204cm" svg:x="10.493cm" svg:y="15.751cm" svg:viewBox="0 0 212 205" svg:d="M0 18c164 0 180-18 180-18l32 205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8:16.540974212</meta:creation-date>
    <dc:date>2018-03-22T11:38:34.271800496</dc:date>
    <meta:editing-duration>PT18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